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4.547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4.574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2.96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392cm"/>
    </style:style>
    <style:style style:name="co13" style:family="table-column">
      <style:table-column-properties fo:break-before="auto" style:column-width="2.995cm"/>
    </style:style>
    <style:style style:name="co14" style:family="table-column">
      <style:table-column-properties fo:break-before="auto" style:column-width="6.59cm"/>
    </style:style>
    <style:style style:name="co15" style:family="table-column">
      <style:table-column-properties fo:break-before="auto" style:column-width="15.522cm"/>
    </style:style>
    <style:style style:name="co16" style:family="table-column">
      <style:table-column-properties fo:break-before="auto" style:column-width="2.695cm"/>
    </style:style>
    <style:style style:name="co17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0000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1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cm"/>
    </style:style>
    <style:style style:name="ce1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00"/>
    </style:style>
    <style:style style:name="T1" style:family="text">
      <style:text-properties style:font-name-asian="Noto Sans CJK SC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" style:family="text">
      <style:text-properties style:font-name-asian="Noto Sans CJK SC" fo:font-size="10pt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text-position="33% 58%"/>
    </style:style>
    <style:style style:name="T3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4" style:family="text">
      <style:text-properties style:font-name-asian="Noto Sans CJK SC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complex="Lohit Devanagari" style:font-size-asian="10pt" style:font-size-complex="10pt" style:font-style-asian="normal" style:font-style-complex="normal" style:text-emphasize="none" style:font-relief="none" fo:font-size="10pt" style:text-position="33% 58%" style:font-weight-asian="bold" style:font-weight-complex="bold"/>
    </style:style>
    <style:style style:name="T5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text-position="33% 58%" style:font-weight-asian="bold" style:font-weight-complex="bold"/>
    </style:style>
    <style:style style:name="T7" style:family="text">
      <style:text-properties fo:font-weight="bold" style:text-position="33% 58%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art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STATUS</text:span><text:span text:style-name="T4">1</text:span>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Version 1</text:p>
          </table:table-cell>
          <table:table-cell office:value-type="string" calcext:value-type="string">
            <text:p>Version 2</text:p>
          </table:table-cell>
          <table:table-cell office:value-type="string" calcext:value-type="string">
            <text:p>Version 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4" table:number-columns-repeated="63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table table:name="BoardChecks" table:style-name="ta1">
        <table:table-column table:style-name="co14" table:default-cell-style-name="Default"/>
        <table:table-column table:style-name="co15" table:default-cell-style-name="ce10"/>
        <table:table-column table:style-name="co3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OARD </text:p>
          </table:table-cell>
          <table:table-cell table:style-name="ce9" office:value-type="string" calcext:value-type="string">
            <text:p>ISSUES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w many layers?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thickness copper?</text:p>
          </table:table-cell>
          <table:table-cell office:value-type="string" calcext:value-type="string">
            <text:p>1o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type of processes?</text:p>
          </table:table-cell>
          <table:table-cell office:value-type="string" calcext:value-type="string">
            <text:p>Lead Free, P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layers are needed in the Gerbers?</text:p>
          </table:table-cell>
          <table:table-cell office:value-type="string" calcext:value-type="string">
            <text:p>need top and bottom copper – they will figure out which need to be P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sort of drill sizing?</text:p>
          </table:table-cell>
          <table:table-cell office:value-type="string" calcext:value-type="string">
            <text:p>Assume 0.1mm sizes avail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ing Holes?</text:p>
          </table:table-cell>
          <table:table-cell office:value-type="string" calcext:value-type="string">
            <text:p>4xM3 clearance (3.2m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rd materials?</text:p>
          </table:table-cell>
          <table:table-cell office:value-type="string" calcext:value-type="string">
            <text:p>FR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ard thickness?</text:p>
          </table:table-cell>
          <table:table-cell office:value-type="string" calcext:value-type="string">
            <text:p>1.6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all size?</text:p>
          </table:table-cell>
          <table:table-cell table:style-name="ce11"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antity needed?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es needed?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C issues considered?</text:p>
          </table:table-cell>
          <table:table-cell office:value-type="string" calcext:value-type="string">
            <text:p>not really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hermal issues considered?</text:p>
          </table:table-cell>
          <table:table-cell office:value-type="string" calcext:value-type="string">
            <text:p>Yes – power track size for terminal blocks, no currents sensor now so rest is low temp; also the motor driver as current sensing which is sensitive to over temperature, and/or we know what current represents too much current in the drivers (the library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rcing issues considered?</text:p>
          </table:table-cell>
          <table:table-cell office:value-type="string" calcext:value-type="string">
            <text:p>Yes – jlbpcb stocks checked for parts to be used in assemb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y issues considered?</text:p>
          </table:table-cell>
          <table:table-cell office:value-type="string" calcext:value-type="string">
            <text:p>Yes – moved terminals so can get wires in easily, left out through hole test point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ing issues considered?</text:p>
          </table:table-cell>
          <table:table-cell office:value-type="string" calcext:value-type="string">
            <text:p>Added test points and ground plane pads for scope cli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ck that PCB fits in enclosure ok?</text:p>
          </table:table-cell>
          <table:table-cell office:value-type="string" calcext:value-type="string">
            <text:p>Enclosure will be about 50mm high (false floor in iso container, so we have clearanc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points &amp; type?</text:p>
          </table:table-cell>
          <table:table-cell office:value-type="string" calcext:value-type="string">
            <text:p>push on so will need to hold probes in place – good enough for a design we already tested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nd clip location?</text:p>
          </table:table-cell>
          <table:table-cell office:value-type="string" calcext:value-type="string">
            <text:p>edges of the boards, clear of other components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Parts</text:p>
          </table:table-cell>
          <table:table-cell office:value-type="string" calcext:value-type="string">
            <text:p>Status</text:p>
          </table:table-cell>
          <table:table-cell table:number-columns-repeated="5"/>
        </table:table-row>
        <table:table-row table:style-name="ro1">
          <table:table-cell table:formula="of:=[$ArduinoNanoIoT33.B1]" office:value-type="string" office:string-value="Arduino Nano IOT 33" calcext:value-type="string">
            <text:p>Arduino Nano IOT 33</text:p>
          </table:table-cell>
          <table:table-cell table:formula="of:=[$ArduinoNanoIoT33.B2]" office:value-type="string" office:string-value="Not Checked" calcext:value-type="string">
            <text:p>Not Checked</text:p>
          </table:table-cell>
          <table:table-cell table:number-columns-repeated="5"/>
        </table:table-row>
        <table:table-row table:style-name="ro1">
          <table:table-cell table:formula="of:=[$TXS0104E.B1]" office:value-type="string" office:string-value="TXS0104E" calcext:value-type="string">
            <text:p>TXS0104E</text:p>
          </table:table-cell>
          <table:table-cell table:formula="of:=[$TXS0104E.B2]" office:value-type="string" office:string-value="Not checked" calcext:value-type="string">
            <text:p>Not check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75175D</text:p>
          </table:table-cell>
          <table:table-cell table:formula="of:=[$SN75175D.B2]" office:value-type="string" office:string-value="Not checked" calcext:value-type="string">
            <text:p>Not check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orControlShield</text:p>
          </table:table-cell>
          <table:table-cell table:formula="of:=[$MotorControlShield.B2]" office:value-type="string" office:string-value="ISSUE – footprint orientation" calcext:value-type="string">
            <text:p>ISSUE – footprint orientation</text:p>
          </table:table-cell>
          <table:table-cell table:number-columns-repeated="5"/>
        </table:table-row>
        <table:table-row table:style-name="ro1">
          <table:table-cell table:formula="of:=[$EncoderConnector.B1]" office:value-type="string" office:string-value="Encoder Connector" calcext:value-type="string">
            <text:p>Encoder Connector</text:p>
          </table:table-cell>
          <table:table-cell table:formula="of:=[$EncoderConnector.B2]" office:value-type="string" office:string-value="Not Checked" calcext:value-type="string">
            <text:p>Not Checked</text:p>
          </table:table-cell>
          <table:table-cell table:number-columns-repeated="5"/>
        </table:table-row>
        <table:table-row table:style-name="ro2">
          <table:table-cell table:formula="of:=[$LEDConnector.B1]" office:value-type="string" office:string-value="LED Connector" calcext:value-type="string">
            <text:p>LED Connector</text:p>
          </table:table-cell>
          <table:table-cell table:formula="of:=[$LEDConnector.B2]" office:value-type="string" office:string-value="ISSUE - Need to make sure that we can make up cables easily – can we buy an off the shelf cable assembly?" calcext:value-type="string">
            <text:p>ISSUE - Need to make sure that we can make up cables easily – can we buy an off the shelf cable assembly?</text:p>
          </table:table-cell>
          <table:table-cell table:number-columns-repeated="5"/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rduinoNanoIoT3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Arduino Nano IOT 33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<text:span text:style-name="T3">STATUS</text:span><text:span text:style-name="T4">1</text:span></text:p>
          </table:table-cell>
          <table:table-cell office:value-type="string" calcext:value-type="string">
            <text:p>Not Check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ersion 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4" table:number-columns-repeated="63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table table:name="TXS0104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TXS0104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<text:span text:style-name="T3">STATUS</text:span><text:span text:style-name="T4">1</text:span></text:p>
          </table:table-cell>
          <table:table-cell office:value-type="string" calcext:value-type="string">
            <text:p>Not check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ersion 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4" table:number-columns-repeated="63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table table:name="SN75175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SN75175D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<text:span text:style-name="T3">STATUS</text:span><text:span text:style-name="T4">1</text:span></text:p>
          </table:table-cell>
          <table:table-cell office:value-type="string" calcext:value-type="string">
            <text:p>Not check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ersion 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4" table:number-columns-repeated="63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table table:name="MotorControlShie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STATUS</text:span><text:span text:style-name="T4">1</text:span></text:p>
          </table:table-cell>
          <table:table-cell office:value-type="string" calcext:value-type="string">
            <text:p>ISSUE – footprint orientati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ersion 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4" table:number-columns-repeated="63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table table:name="EncoderConnec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Encoder Connector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<text:span text:style-name="T3">STATUS</text:span><text:span text:style-name="T4">1</text:span></text:p>
          </table:table-cell>
          <table:table-cell office:value-type="string" calcext:value-type="string">
            <text:p>Not Checked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Version 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4" table:number-columns-repeated="63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table table:name="LEDConnect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100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office:value-type="string" calcext:value-type="string">
            <text:p>LED Connector</text:p>
          </table:table-cell>
          <table:table-cell table:number-columns-repeated="1022"/>
        </table:table-row>
        <table:table-row table:style-name="ro1">
          <table:table-cell table:style-name="ce12" office:value-type="string" calcext:value-type="string">
            <text:p><text:span text:style-name="T3">STATUS</text:span><text:span text:style-name="T4">1</text:span></text:p>
          </table:table-cell>
          <table:table-cell table:style-name="ce13" office:value-type="string" calcext:value-type="string">
            <text:p>ISSUE - Need to make sure that we can make up cables easily – can we buy an off the shelf cable assembly?</text:p>
          </table:table-cell>
          <table:table-cell/>
          <table:table-cell table:style-name="ce13" table:number-columns-repeated="1021"/>
        </table:table-row>
        <table:table-row table:style-name="ro1">
          <table:table-cell/>
          <table:table-cell office:value-type="string" calcext:value-type="string">
            <text:p>Version 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supply wan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wer supply giv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und wan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und giv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al track sizing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H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Allow LEDs to be located off-boa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office:value-type="string" calcext:value-type="string">
            <text:p>Easier to connect than terminal blocks during mainten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office:value-type="string" calcext:value-type="string">
            <text:p>N/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HOW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What to do with unused inputs?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Assembly considerations? (orientation, pick &amp; place et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HO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tock level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rice per uni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oQ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ate last checked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THER?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Need to make sure that we can make up cables easily – can we buy an off the shelf cable assembly?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4" table:number-columns-repeated="63"/>
          <table:table-cell table:number-columns-repeated="960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1023"/>
        </table:table-row>
      </table:table>
      <table:table table:name="TerminalBloc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49" table:default-cell-style-name="Default"/>
        <table:table-row table:style-name="ro1">
          <table:table-cell table:style-name="ce1" office:value-type="string" calcext:value-type="string">
            <text:p><text:span text:style-name="T1">PART</text:span><text:span text:style-name="T2">0</text:span> </text:p>
          </table:table-cell>
          <table:table-cell table:number-columns-repeated="63"/>
        </table:table-row>
        <table:table-row table:style-name="ro1">
          <table:table-cell table:style-name="ce1" office:value-type="string" calcext:value-type="string">
            <text:p><text:span text:style-name="T3">STATUS</text:span><text:span text:style-name="T4">1</text:span></text:p>
          </table:table-cell>
          <table:table-cell table:number-columns-repeated="63"/>
        </table:table-row>
        <table:table-row table:style-name="ro1">
          <table:table-cell/>
          <table:table-cell office:value-type="string" calcext:value-type="string">
            <text:p>Version 7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HECK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ower supply wanted</text:p>
          </table:table-cell>
          <table:table-cell office:value-type="string" calcext:value-type="string">
            <text:p>N/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ower supply given</text:p>
          </table:table-cell>
          <table:table-cell office:value-type="string" calcext:value-type="string">
            <text:p>N/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round wanted</text:p>
          </table:table-cell>
          <table:table-cell office:value-type="string" calcext:value-type="string">
            <text:p>N/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round given</text:p>
          </table:table-cell>
          <table:table-cell office:value-type="string" calcext:value-type="string">
            <text:p>N/A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st unused input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Unused inputs treated ok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pecial track sizing?</text:p>
          </table:table-cell>
          <table:table-cell office:value-type="string" calcext:value-type="string">
            <text:p>YES – 6A (2mm?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ootprint size correc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orientation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learance around footpri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Nearest component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EMC considerations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oling required?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WHAT</text:p>
          </table:table-cell>
          <table:table-cell table:number-columns-repeated="12"/>
          <table:table-cell office:value-type="string" calcext:value-type="string">
            <text:p>Footprint source?</text:p>
          </table:table-cell>
          <table:table-cell office:value-type="string" calcext:value-type="string">
            <text:p>Footprint license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Nam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art 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Manufacture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pprox Pric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Package type?</text:span><text:span text:style-name="T6">3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atasheet lin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Y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Purpo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<text:span text:style-name="T5">Design justification</text:span><text:span text:style-name="T6">2</text:span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ifecycle status?<text:span text:style-name="T7">4</text:span>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HOW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Typical r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a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upply Abs Min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What to do with unused inputs?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ssembly considerations? (orientation, pick &amp; place etc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source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Footprint licens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WHO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supply?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Stock level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Price per unit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MoQ</text:p>
          </table:table-cell>
          <table:table-cell table:number-columns-repeated="63"/>
        </table:table-row>
        <table:table-row table:style-name="ro1">
          <table:table-cell table:style-name="ce3" office:value-type="string" calcext:value-type="string">
            <text:p>Date last checked?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ho will assemble?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>
            <text:p>OTHER?</text:p>
          </table:table-cell>
          <table:table-cell table:number-columns-repeated="63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text:p>No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: Copy this template sheet and rename it as appropriate to each part in the design.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1: Status: use, avoid, deleted: it is useful to note parts which have been considered and should not be used (just in case we get the same bright idea again later, let’s remember why it’s not a bright idea afterall)</text:p>
          </table:table-cell>
          <table:table-cell table:style-name="ce4" table:number-columns-repeated="63"/>
        </table:table-row>
        <table:table-row table:style-name="ro1">
          <table:table-cell table:style-name="ce4" office:value-type="string" calcext:value-type="string">
            <text:p>2: Note anything relevant to choosing this design – or not choosing it! e.g. fast enough to do level shifting on high speed bus </text:p>
          </table:table-cell>
          <table:table-cell table:number-columns-repeated="63"/>
        </table:table-row>
        <table:table-row table:style-name="ro1">
          <table:table-cell table:style-name="ce4" office:value-type="string" calcext:value-type="string">
            <text:p>3: Package type: surface mount / through hole (i.e. which assembly processes are needed?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: Lifecycle status: prototype/current/discontinued? is the part listed as ok for new designs? If not, choose another part.</text:p>
          </table:table-cell>
          <table:table-cell table:number-columns-repeated="63"/>
        </table:table-row>
      </table:table>
      <table:named-expressions/>
      <table:database-ranges>
        <table:database-range table:name="__Anonymous_Sheet_DB__0" table:target-range-address="PartTemplate.A21:PartTemplate.A3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ArduinoNanoIoT33.A21:ArduinoNanoIoT33.A3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TXS0104E.A21:TXS0104E.A3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SN75175D.A21:SN75175D.A3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MotorControlShield.A21:MotorControlShield.A3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6" table:target-range-address="EncoderConnector.A21:EncoderConnector.A3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7" table:target-range-address="LEDConnector.A21:LEDConnector.A3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TerminalBlocks.A21:TerminalBlocks.A3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5:32:25.754592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1:59:42.644315843</meta:creation-date>
    <meta:generator>LibreOffice/6.4.6.2$Linux_X86_64 LibreOffice_project/40$Build-2</meta:generator>
    <dc:date>2021-11-12T15:51:56.335257024</dc:date>
    <meta:editing-duration>PT38M46S</meta:editing-duration>
    <meta:editing-cycles>16</meta:editing-cycles>
    <meta:document-statistic meta:table-count="9" meta:cell-count="492" meta:object-count="0"/>
  </office:meta>
</office:document-meta>
</file>